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_time_counts" table:style-name="ta1">
        <table:shapes>
          <draw:frame draw:z-index="0" draw:style-name="gr1" draw:text-style-name="P1" svg:width="453.51pt" svg:height="255.09pt" svg:x="388.77pt" svg:y="436.42pt">
            <loext:p draw:notify-on-update-of-ranges="delay_time_counts.H28:delay_time_counts.H32 delay_time_counts.I28:delay_time_counts.I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delay_minutes</text:p>
          </table:table-cell>
          <table:table-cell office:value-type="string" calcext:value-type="string">
            <text:p>How_Long_Delayed</text:p>
          </table:table-cell>
          <table:table-cell table:number-columns-repeated="2"/>
          <table:table-cell office:value-type="string" calcext:value-type="string">
            <text:p>delay_minutes</text:p>
          </table:table-cell>
          <table:table-cell table:number-columns-repeated="2"/>
          <table:table-cell table:style-name="ce2" office:value-type="string" calcext:value-type="string">
            <text:p>16-30</text:p>
          </table:table-cell>
          <table:table-cell table:style-name="ce2" table:number-columns-repeated="2"/>
          <table:table-cell table:style-name="ce2" office:value-type="string" calcext:value-type="string">
            <text:p>0-15</text:p>
          </table:table-cell>
          <table:table-cell table:style-name="ce2" table:number-columns-repeated="2"/>
          <table:table-cell table:style-name="ce2" office:value-type="string" calcext:value-type="string">
            <text:p>31-45</text:p>
          </table:table-cell>
          <table:table-cell table:number-columns-repeated="2"/>
          <table:table-cell table:style-name="ce2" office:value-type="string" calcext:value-type="string">
            <text:p>46-60</text:p>
          </table:table-cell>
          <table:table-cell table:style-name="ce2" table:number-columns-repeated="2"/>
          <table:table-cell table:style-name="ce2" office:value-type="string" calcext:value-type="string">
            <text:p>&gt; 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6-3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" office:value-type="float" office:value="21529" calcext:value-type="float">
            <text:p>2152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514" calcext:value-type="float">
            <text:p>15514</text:p>
          </table:table-cell>
          <table:table-cell/>
          <table:table-cell office:value-type="string" calcext:value-type="string">
            <text:p>31-45</text:p>
          </table:table-cell>
          <table:table-cell office:value-type="float" office:value="14367" calcext:value-type="float">
            <text:p>14367</text:p>
          </table:table-cell>
          <table:table-cell/>
          <table:table-cell office:value-type="string" calcext:value-type="string">
            <text:p>46-60</text:p>
          </table:table-cell>
          <table:table-cell office:value-type="float" office:value="6242" calcext:value-type="float">
            <text:p>6242</text:p>
          </table:table-cell>
          <table:table-cell/>
          <table:table-cell office:value-type="string" calcext:value-type="string">
            <text:p>61-9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0-15</text:p>
          </table:table-cell>
          <table:table-cell table:number-columns-repeated="2"/>
          <table:table-cell office:value-type="string" calcext:value-type="string">
            <text:p>16-30</text:p>
          </table:table-cell>
          <table:table-cell table:style-name="ce3" office:value-type="float" office:value="19515" calcext:value-type="float">
            <text:p>19515</text:p>
          </table:table-cell>
          <table:table-cell/>
          <table:table-cell office:value-type="string" calcext:value-type="string">
            <text:p>0-15</text:p>
          </table:table-cell>
          <table:table-cell office:value-type="float" office:value="7803" calcext:value-type="float">
            <text:p>780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340" calcext:value-type="float">
            <text:p>934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772" calcext:value-type="float">
            <text:p>17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1-4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" office:value-type="float" office:value="24089" calcext:value-type="float">
            <text:p>240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414" calcext:value-type="float">
            <text:p>64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49" calcext:value-type="float">
            <text:p>25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45-6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10-15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36" calcext:value-type="float">
            <text:p>2436</text:p>
          </table:table-cell>
          <table:table-cell/>
          <table:table-cell office:value-type="string" calcext:value-type="string">
            <text:p>40-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&gt;60</text:p>
          </table:table-cell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30-40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35-4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5-20</text:p>
          </table:table-cell>
          <table:table-cell office:value-type="float" office:value="2803" calcext:value-type="float">
            <text:p>2803</text:p>
          </table:table-cell>
          <table:table-cell/>
          <table:table-cell office:value-type="string" calcext:value-type="string">
            <text:p>5-1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30-4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5-30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35-40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45-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0-25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30-3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45-6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15-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5-5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15-3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5-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8-1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5-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-35</text:p>
          </table:table-cell>
          <table:table-cell office:value-type="float" office:value="479" calcext:value-type="float">
            <text:p>479</text:p>
          </table:table-cell>
          <table:table-cell table:number-columns-repeated="8"/>
          <table:table-cell office:value-type="string" calcext:value-type="string">
            <text:p>5-7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30-60</text:p>
          </table:table-cell>
          <table:table-cell office:value-type="float" office:value="333" calcext:value-type="float">
            <text:p>333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" office:value-type="string" calcext:value-type="string">
            <text:p>0-15</text:p>
          </table:table-cell>
          <table:table-cell table:formula="of:=SUM([.L2:.L25])" office:value-type="float" office:value="34190" calcext:value-type="float">
            <text:p>34190</text:p>
          </table:table-cell>
          <table:table-cell table:number-columns-repeated="10"/>
          <table:table-cell table:style-name="ce3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16-30</text:p>
          </table:table-cell>
          <table:table-cell table:formula="of:=SUM([.I2:.I25])" office:value-type="float" office:value="82414" calcext:value-type="float">
            <text:p>82414</text:p>
          </table:table-cell>
          <table:table-cell table:number-columns-repeated="10"/>
          <table:table-cell table:style-name="ce3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31-45</text:p>
          </table:table-cell>
          <table:table-cell table:formula="of:=SUM([.O2:.O26])" office:value-type="float" office:value="30068" calcext:value-type="float">
            <text:p>30068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2" office:value-type="string" calcext:value-type="string">
            <text:p>46-60</text:p>
          </table:table-cell>
          <table:table-cell table:formula="of:=SUM([.R2:.R28])" office:value-type="float" office:value="8807" calcext:value-type="float">
            <text:p>8807</text:p>
          </table:table-cell>
          <table:table-cell table:number-columns-repeated="10"/>
          <table:table-cell table:style-name="ce3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&gt;60</text:p>
          </table:table-cell>
          <table:table-cell table:formula="of:=SUM([.U2:.U25])" office:value-type="float" office:value="2018" calcext:value-type="float">
            <text:p>2018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8:.I32])" office:value-type="float" office:value="157497" calcext:value-type="float">
            <text:p>157497</text:p>
          </table:table-cell>
          <table:table-cell table:number-columns-repeated="12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68" calcext:value-type="float">
            <text:p>68</text:p>
          </table:table-cell>
          <table:table-cell table:number-columns-repeated="19"/>
        </table:table-row>
        <table:table-row table:style-name="ro1" table:number-rows-repeated="20">
          <table:table-cell table:number-columns-repeated="2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style-name="ce1"/>
          <table:table-cell table:number-columns-repeated="20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style-name="ce1"/>
          <table:table-cell table:number-columns-repeated="20"/>
        </table:table-row>
        <table:table-row table:style-name="ro1" table:number-rows-repeated="16">
          <table:table-cell table:number-columns-repeated="21"/>
        </table:table-row>
        <table:table-row table:style-name="ro1"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/>
          <table:table-cell table:number-columns-repeated="20"/>
        </table:table-row>
        <table:table-row table:style-name="ro1" table:number-rows-repeated="34">
          <table:table-cell table:number-columns-repeated="21"/>
        </table:table-row>
        <table:table-row table:style-name="ro1">
          <table:table-cell table:style-name="ce1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5:30:38.877029434</dc:date>
    <meta:editing-duration>PT20M45S</meta:editing-duration>
    <meta:editing-cycles>9</meta:editing-cycles>
    <meta:generator>LibreOffice/5.1.6.2$Linux_X86_64 LibreOffice_project/10m0$Build-2</meta:generator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4cm" svg:y="4.19cm" style:legend-expansion="high" chart:style-name="ch2"/>
        <chart:plot-area chart:style-name="ch3" table:cell-range-address="delay_time_counts.H28:delay_time_counts.I32" chart:data-source-has-labels="column" svg:x="0.32cm" svg:y="0.18cm" svg:width="13.154cm" svg:height="8.64cm">
          <chartooo:coordinate-region svg:x="1.548cm" svg:y="0.39cm" svg:width="11.926cm" svg:height="7.761cm"/>
          <chart:axis chart:dimension="x" chart:name="primary-x" chart:style-name="ch4" chartooo:axis-type="auto">
            <chartooo:date-scale/>
            <chart:categories table:cell-range-address="delay_time_counts.H28:delay_time_counts.H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lay_time_counts.I28:delay_time_counts.I3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0-15</text:p>
                <draw:g>
                  <svg:desc>delay_time_counts.H28:delay_time_counts.H32</svg:desc>
                </draw:g>
              </table:table-cell>
              <table:table-cell office:value-type="float" office:value="34190">
                <text:p>34190</text:p>
                <draw:g>
                  <svg:desc>delay_time_counts.I28:delay_time_counts.I32</svg:desc>
                </draw:g>
              </table:table-cell>
            </table:table-row>
            <table:table-row>
              <table:table-cell office:value-type="string">
                <text:p>16-30</text:p>
              </table:table-cell>
              <table:table-cell office:value-type="float" office:value="82414">
                <text:p>82414</text:p>
              </table:table-cell>
            </table:table-row>
            <table:table-row>
              <table:table-cell office:value-type="string">
                <text:p>31-45</text:p>
              </table:table-cell>
              <table:table-cell office:value-type="float" office:value="30068">
                <text:p>30068</text:p>
              </table:table-cell>
            </table:table-row>
            <table:table-row>
              <table:table-cell office:value-type="string">
                <text:p>46-60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string">
                <text:p>&gt;60</text:p>
              </table:table-cell>
              <table:table-cell office:value-type="float" office:value="2018">
                <text:p>2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